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0000000BDE2AB354A7D288A99.png" manifest:media-type="image/png"/>
  <manifest:file-entry manifest:full-path="Pictures/100000010000044C0000022F1D33B63C4170A6F7.png" manifest:media-type="image/png"/>
  <manifest:file-entry manifest:full-path="Pictures/10000001000004EA0000013320507188148126D7.png" manifest:media-type="image/png"/>
  <manifest:file-entry manifest:full-path="Pictures/10000001000004870000025735D7BCEB1128A833.png" manifest:media-type="image/png"/>
  <manifest:file-entry manifest:full-path="Pictures/1000000100000487000000294A955BDF9884B808.png" manifest:media-type="image/png"/>
  <manifest:file-entry manifest:full-path="Pictures/10000001000004EA00000050D31DB38BA1D46C54.png" manifest:media-type="image/png"/>
  <manifest:file-entry manifest:full-path="Pictures/100000010000048700000029CD156E749C9F9EA7.png" manifest:media-type="image/png"/>
  <manifest:file-entry manifest:full-path="Pictures/10000001000003000000005985B52A3A94CCBF48.png" manifest:media-type="image/png"/>
  <manifest:file-entry manifest:full-path="Pictures/10000001000004EA000000D96FF5EEF38389D617.png" manifest:media-type="image/png"/>
  <manifest:file-entry manifest:full-path="Pictures/10000001000004F00000004CA626346B37C5F9F1.png" manifest:media-type="image/png"/>
  <manifest:file-entry manifest:full-path="Pictures/10000001000004EA00000134E44921540980F568.png" manifest:media-type="image/png"/>
  <manifest:file-entry manifest:full-path="Pictures/10000001000004870000003C696951A5CB604FAE.png" manifest:media-type="image/png"/>
  <manifest:file-entry manifest:full-path="Pictures/10000001000004EA000001C5B4256861DBE30D66.png" manifest:media-type="image/png"/>
  <manifest:file-entry manifest:full-path="Pictures/1000000100000300000000FA8F3E52EAC6961F6C.png" manifest:media-type="image/png"/>
  <manifest:file-entry manifest:full-path="Pictures/10000001000004EA000000EE6D91666BF97BE6CC.png" manifest:media-type="image/png"/>
  <manifest:file-entry manifest:full-path="Pictures/10000001000004EA000000344461CAFD5433CC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638cm" draw:z-index="0"><draw:image xlink:href="Pictures/100000010000044C0000022F1D33B63C4170A6F7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2" text:anchor-type="char" svg:width="17cm" svg:height="8.786cm" draw:z-index="1"><draw:image xlink:href="Pictures/10000001000004870000025735D7BCEB1128A833.png" xlink:type="simple" xlink:show="embed" xlink:actuate="onLoad" draw:mime-type="image/png"/></draw:frame><text:s/></text:p>
      <text:p text:style-name="Standard"/>
      <text:p text:style-name="Standard"><draw:frame draw:style-name="fr1" draw:name="Image3" text:anchor-type="char" svg:width="17cm" svg:height="0.6cm" draw:z-index="2"><draw:image xlink:href="Pictures/1000000100000487000000294A955BDF9884B808.png" xlink:type="simple" xlink:show="embed" xlink:actuate="onLoad" draw:mime-type="image/png"/></draw:frame><text:s/></text:p>
      <text:p text:style-name="Standard"><draw:frame draw:style-name="fr1" draw:name="Image4" text:anchor-type="char" svg:width="17cm" svg:height="0.6cm" draw:z-index="3"><draw:image xlink:href="Pictures/100000010000048700000029CD156E749C9F9EA7.png" xlink:type="simple" xlink:show="embed" xlink:actuate="onLoad" draw:mime-type="image/png"/></draw:frame><text:s/></text:p>
      <text:p text:style-name="Standard"><draw:frame draw:style-name="fr1" draw:name="Image7" text:anchor-type="char" svg:width="17cm" svg:height="1.969cm" draw:z-index="5"><draw:image xlink:href="Pictures/10000001000003000000005985B52A3A94CCBF48.png" xlink:type="simple" xlink:show="embed" xlink:actuate="onLoad" draw:mime-type="image/png"/></draw:frame><draw:frame draw:style-name="fr1" draw:name="Image5" text:anchor-type="char" svg:width="17cm" svg:height="0.878cm" draw:z-index="4"><draw:image xlink:href="Pictures/10000001000004870000003C696951A5CB604FAE.png" xlink:type="simple" xlink:show="embed" xlink:actuate="onLoad" draw:mime-type="image/png"/></draw:frame><text:s/></text:p>
      <text:p text:style-name="Standard"><draw:frame draw:style-name="fr2" draw:name="Image8" text:anchor-type="char" svg:width="17cm" svg:height="5.533cm" draw:z-index="6"><draw:image xlink:href="Pictures/1000000100000300000000FA8F3E52EAC6961F6C.png" xlink:type="simple" xlink:show="embed" xlink:actuate="onLoad" draw:mime-type="image/png"/></draw:frame><text:soft-page-break/><text:s/></text:p>
      <text:p text:style-name="Standard"><draw:frame draw:style-name="fr1" draw:name="Image9" text:anchor-type="char" svg:width="17cm" svg:height="0.702cm" draw:z-index="7"><draw:image xlink:href="Pictures/10000001000004EA000000344461CAFD5433CCB9.png" xlink:type="simple" xlink:show="embed" xlink:actuate="onLoad" draw:mime-type="image/png"/></draw:frame><text:s/></text:p>
      <text:p text:style-name="Standard"><draw:frame draw:style-name="fr1" draw:name="Image10" text:anchor-type="char" svg:width="17cm" svg:height="2.932cm" draw:z-index="8"><draw:image xlink:href="Pictures/10000001000004EA000000D96FF5EEF38389D617.png" xlink:type="simple" xlink:show="embed" xlink:actuate="onLoad" draw:mime-type="image/png"/></draw:frame><text:s/></text:p>
      <text:p text:style-name="Standard"><draw:frame draw:style-name="fr1" draw:name="Image11" text:anchor-type="char" svg:width="17cm" svg:height="1.08cm" draw:z-index="9"><draw:image xlink:href="Pictures/10000001000004EA00000050D31DB38BA1D46C54.png" xlink:type="simple" xlink:show="embed" xlink:actuate="onLoad" draw:mime-type="image/png"/></draw:frame><text:s/></text:p>
      <text:p text:style-name="Standard"><draw:frame draw:style-name="fr1" draw:name="Image12" text:anchor-type="char" svg:width="17cm" svg:height="4.149cm" draw:z-index="10"><draw:image xlink:href="Pictures/10000001000004EA0000013320507188148126D7.png" xlink:type="simple" xlink:show="embed" xlink:actuate="onLoad" draw:mime-type="image/png"/></draw:frame><text:s/></text:p>
      <text:p text:style-name="Standard">9694-F1C7</text:p>
      <text:p text:style-name="Standard"/>
      <text:p text:style-name="Standard"><draw:frame draw:style-name="fr1" draw:name="Image13" text:anchor-type="char" svg:width="17cm" svg:height="3.216cm" draw:z-index="11"><draw:image xlink:href="Pictures/10000001000004EA000000EE6D91666BF97BE6CC.png" xlink:type="simple" xlink:show="embed" xlink:actuate="onLoad" draw:mime-type="image/png"/></draw:frame><text:s/></text:p>
      <text:p text:style-name="Standard"><draw:frame draw:style-name="fr2" draw:name="Image14" text:anchor-type="char" svg:width="17cm" svg:height="6.121cm" draw:z-index="12"><draw:image xlink:href="Pictures/10000001000004EA000001C5B4256861DBE30D66.png" xlink:type="simple" xlink:show="embed" xlink:actuate="onLoad" draw:mime-type="image/png"/></draw:frame><text:soft-page-break/><text:s/></text:p>
      <text:p text:style-name="Standard"><draw:frame draw:style-name="fr1" draw:name="Image15" text:anchor-type="char" svg:width="17cm" svg:height="4.161cm" draw:z-index="13"><draw:image xlink:href="Pictures/10000001000004EA00000134E44921540980F568.png" xlink:type="simple" xlink:show="embed" xlink:actuate="onLoad" draw:mime-type="image/png"/></draw:frame><text:s/></text:p>
      <text:p text:style-name="Standard"><draw:frame draw:style-name="fr1" draw:name="Image16" text:anchor-type="char" svg:width="17cm" svg:height="2.542cm" draw:z-index="14"><draw:image xlink:href="Pictures/10000001000004F0000000BDE2AB354A7D288A99.png" xlink:type="simple" xlink:show="embed" xlink:actuate="onLoad" draw:mime-type="image/png"/></draw:frame><text:s/></text:p>
      <text:p text:style-name="Standard"><draw:frame draw:style-name="fr1" draw:name="Image17" text:anchor-type="char" svg:width="17cm" svg:height="1.021cm" draw:z-index="15"><draw:image xlink:href="Pictures/10000001000004F00000004CA626346B37C5F9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3:25:43.357012893</meta:creation-date>
    <dc:date>2024-01-23T14:44:54.250981944</dc:date>
    <meta:editing-duration>PT14M43S</meta:editing-duration>
    <meta:editing-cycles>1</meta:editing-cycles>
    <meta:document-statistic meta:table-count="0" meta:image-count="16" meta:object-count="0" meta:page-count="3" meta:paragraph-count="15" meta:word-count="1" meta:character-count="23" meta:non-whitespace-character-count="9"/>
    <meta:generator>LibreOffice/7.3.7.2$Linux_X86_64 LibreOffice_project/30$Build-2</meta:generator>
  </office:meta>
</office:document-meta>
</file>